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1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3.422cm" fo:break-before="auto" style:use-optimal-row-height="true"/>
    </style:style>
    <style:style style:name="ro13" style:family="table-row">
      <style:table-row-properties style:row-height="3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ro16" style:family="table-row">
      <style:table-row-properties style:row-height="1.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1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[k|kʰ]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[pʰ|p]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2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4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9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1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4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1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4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4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2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5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4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1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4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ma (hɨttu)</text:p>
          </table:table-cell>
          <table:table-cell office:value-type="string">
            <text:p>burn</text:p>
          </table:table-cell>
          <table:table-cell table:style-name="ce15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4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4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2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1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2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0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9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1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9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1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1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2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2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4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1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1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1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8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2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1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4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2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4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3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1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7" office:value-type="string">
            <text:p>re[t]</text:p>
          </table:table-cell>
          <table:table-cell table:style-name="ce7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1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1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2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4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8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1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9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9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4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1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2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5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9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4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4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8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4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3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1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4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14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1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1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2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16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13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1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2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2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4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4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2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8" table:number-rows-repeated="65244">
          <table:table-cell table:number-columns-repeated="1015"/>
        </table:table-row>
        <table:table-row table:style-name="ro8">
          <table:table-cell table:style-name="Default" table:number-columns-repeated="11"/>
          <table:table-cell table:number-columns-repeated="1004"/>
        </table:table-row>
        <table:table-row table:style-name="ro8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2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3/04/2016</text:date>, <text:time>14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4-03T14:03:44.37</dc:date>
    <meta:editing-duration>P2DT10H1M50S</meta:editing-duration>
    <meta:editing-cycles>402</meta:editing-cycles>
    <meta:generator>OpenOffice/4.0.1$Win32 OpenOffice.org_project/401m5$Build-9714</meta:generator>
    <dc:creator>Guillaume Jacques</dc:creator>
    <meta:document-statistic meta:table-count="3" meta:cell-count="2285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